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pedScorerDoc.HeapedScorerDoc( Scorer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orerDocQueue.ScorerDocQueue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orerDocQueue.topSkipToAndAdjustElsePop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rDocQueue.adjust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rerDocQueue.put( Scorer sco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rerDocQueue.downHeap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corerDocQueue.upHe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orerDocQueue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rerDocQueue.top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rDocQueue.topNextAndAdjustElse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rDocQueue.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rDocQueu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rDocQueue.top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rDocQueue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pedScorerDoc.HeapedScorerDoc( Scorer scorer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rerDocQueue.checkAdjustElsePop( boolean co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orerDocQueue.popNo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pedScorerDoc.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orerDocQueue.insert( Scorer scor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